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Default">
      <style:table-cell-properties fo:padding="0.071cm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row table:style-name="ro1">
          <table:table-cell office:value-type="string" calcext:value-type="string">
            <text:p>year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b</text:p>
          </table:table-cell>
          <table:table-cell table:style-name="Default" table:number-columns-repeated="2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style-name="ce1" office:value-type="string" calcext:value-type="string">
            <text:p>a=</text:p>
          </table:table-cell>
          <table:table-cell table:style-name="ce3" office:value-type="float" office:value="0.00411843754259825" calcext:value-type="float">
            <text:p>0,0041184375</text:p>
          </table:table-cell>
          <table:table-cell table:style-name="ce1" office:value-type="string" calcext:value-type="string">
            <text:p>b=</text:p>
          </table:table-cell>
          <table:table-cell table:style-name="ce3" office:value-type="float" office:value="3.12589049752545" calcext:value-type="float">
            <text:p>3,1258904975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a=</text:p>
          </table:table-cell>
          <table:table-cell table:style-name="ce4" office:value-type="float" office:value="0.0045636" calcext:value-type="float">
            <text:p>0,0045636</text:p>
          </table:table-cell>
          <table:table-cell office:value-type="string" calcext:value-type="string">
            <text:p>b=</text:p>
          </table:table-cell>
          <table:table-cell table:style-name="ce4" office:value-type="float" office:value="3.1023796" calcext:value-type="float">
            <text:p>3,1023796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a=</text:p>
          </table:table-cell>
          <table:table-cell office:value-type="float" office:value="0.00335699009826717" calcext:value-type="float">
            <text:p>0,0033569901</text:p>
          </table:table-cell>
          <table:table-cell office:value-type="string" calcext:value-type="string">
            <text:p>b=</text:p>
          </table:table-cell>
          <table:table-cell office:value-type="float" office:value="3.21855921347215" calcext:value-type="float">
            <text:p>3,2185592135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a=</text:p>
          </table:table-cell>
          <table:table-cell office:value-type="float" office:value="0.00257297" calcext:value-type="float">
            <text:p>0,00257297</text:p>
          </table:table-cell>
          <table:table-cell office:value-type="string" calcext:value-type="string">
            <text:p>b=</text:p>
          </table:table-cell>
          <table:table-cell office:value-type="float" office:value="3.3262177" calcext:value-type="float">
            <text:p>3,32621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5" number:min-integer-digits="1"/>
    </number:number-style>
    <number:number-style style:name="N116">
      <number:number number:decimal-places="1" number:min-integer-digits="1"/>
    </number:number-style>
    <number:number-style style:name="N117">
      <number:number number:decimal-places="3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0" number:min-integer-digits="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17:35:33.441238180</meta:creation-date>
    <meta:generator>LibreOffice/4.2.8.2$Linux_X86_64 LibreOffice_project/420m0$Build-2</meta:generator>
    <dc:date>2017-12-04T17:47:39.585288324</dc:date>
    <meta:editing-duration>P0D</meta:editing-duration>
    <meta:editing-cycles>1</meta:editing-cycles>
    <meta:document-statistic meta:table-count="1" meta:cell-count="23" meta:object-count="0"/>
  </office:meta>
</office:document-meta>
</file>